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7-13T14:05:30.19">
            <text:p>2020/7/13 14:05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004cm" draw:caption-point-x="-0.61cm" draw:caption-point-y="0.541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7-13T14:05:30.28">
            <text:p>20/07/13 14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4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4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/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7-13T14:05:27.47">
            <text:p>2020/7/13 14:05</text:p>
          </table:table-cell>
          <table:table-cell table:formula="of:=NOW()" office:value-type="date" office:date-value="2020-07-13T14:05:27.47">
            <text:p>2020/7/13 14:05</text:p>
          </table:table-cell>
          <table:table-cell table:formula="of:=NOW()" office:value-type="date" office:date-value="2020-07-13T14:05:27.47">
            <text:p>2020/7/13 14:0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7-13T14:05:30.4">
            <text:p>2020/7/13 14:05</text:p>
          </table:table-cell>
          <table:table-cell table:formula="of:=NOW()" office:value-type="date" office:date-value="2020-07-13T14:05:30.4">
            <text:p>2020/7/13 14:05</text:p>
          </table:table-cell>
          <table:table-cell table:formula="of:=NOW()" office:value-type="date" office:date-value="2020-07-13T14:05:30.4">
            <text:p>2020/7/13 14:0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379999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7-13T14:05:30.48">
            <text:p>2020/7/13 14:05</text:p>
          </table:table-cell>
          <table:table-cell table:style-name="ce9" table:formula="of:=NOW()" office:value-type="date" office:date-value="2020-07-13T14:05:30.48">
            <text:p>2020/7/13 14:05</text:p>
          </table:table-cell>
          <table:table-cell table:style-name="ce9" table:formula="of:=NOW()" office:value-type="date" office:date-value="2020-07-13T14:05:30.48">
            <text:p>2020/7/13 14:0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2020/07/13</text:date>, <text:time>14:05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7-13T14:05:29.86</dc:date>
    <dc:creator>iwabuchi ken</dc:creator>
    <meta:editing-duration>P1DT17H3M41S</meta:editing-duration>
    <meta:editing-cycles>99</meta:editing-cycles>
    <meta:generator>OpenOffice/4.1.3$Win32 OpenOffice.org_project/413m1$Build-9783</meta:generator>
    <meta:document-statistic meta:table-count="6" meta:cell-count="6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